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4.393cm"/>
    </style:style>
    <style:style style:name="Tabla3.B" style:family="table-column">
      <style:table-column-properties style:column-width="2.311cm"/>
    </style:style>
    <style:style style:name="Tabla3.C" style:family="table-column">
      <style:table-column-properties style:column-width="2.097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Table_20_Contents">
      <style:text-properties officeooo:rsid="007f8141" officeooo:paragraph-rsid="007f8141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7fbe11" officeooo:paragraph-rsid="007fbe1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officeooo:paragraph-rsid="007fbe11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800a4c" officeooo:paragraph-rsid="00800a4c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800a4c" officeooo:paragraph-rsid="0083bce1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officeooo:rsid="0084bbc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P53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 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56"><text:text-input text:description="&lt;formatLang(line.packages)&gt;">5</text:text-input></text:p>
          </table:table-cell>
          <table:table-cell table:style-name="Tabla3.A2" office:value-type="string">
            <text:p text:style-name="P17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P57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3">
          <table:table-cell table:style-name="Tabla3.A1" office:value-type="string">
            <text:p text:style-name="P55"/>
          </table:table-cell>
          <table:table-cell table:style-name="Tabla3.A1" office:value-type="string">
            <text:p text:style-name="P58"><text:text-input text:description="&lt;formatLang(o.packages)&gt;">total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9.701cm"/>
    </style:style>
    <style:style style:name="Tabla2.B" style:family="table-column">
      <style:table-column-properties style:column-width="4.692cm"/>
    </style:style>
    <style:style style:name="Tabla2.C" style:family="table-column">
      <style:table-column-properties style:column-width="2.311cm"/>
    </style:style>
    <style:style style:name="Tabla2.D" style:family="table-column">
      <style:table-column-properties style:column-width="2.09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f8141" officeooo:paragraph-rsid="007f8141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7fbe11" officeooo:paragraph-rsid="007fbe1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officeooo:rsid="0084bbc5"/>
    </style:style>
    <style:style style:name="MT59" style:family="text">
      <style:text-properties fo:color="#221f1f" fo:letter-spacing="-0.007cm" fo:font-style="normal" officeooo:rsid="0010c812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3" style:family="text">
      <style:text-properties style:text-underline-style="none"/>
    </style:style>
    <style:style style:name="MT64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0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3"/>
              <text:p text:style-name="MP24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7"/>
              <text:p text:style-name="MP26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8"/>
              <text:p text:style-name="MP29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1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2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3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4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5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7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9"/>
            </table:table-cell>
            <table:table-cell table:style-name="Tabla2.C1" office:value-type="string">
              <text:p text:style-name="MP39">Paquete<text:span text:style-name="MT58">s</text:span></text:p>
            </table:table-cell>
            <table:table-cell table:style-name="Tabla2.D1" office:value-type="string">
              <text:p text:style-name="MP40">Cantidad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4"><text:span text:style-name="MT59">OBSERVACIONES</text:span>: <text:span text:style-name="MT60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5"><text:span text:style-name="MT59">Recibí Conforme</text:span>:</text:p>
              <text:p text:style-name="MP46"><text:span text:style-name="MT59">Fecha</text:span>: <text:s/><text:span text:style-name="MT61"><text:s text:c="5"/>/ <text:s text:c="5"/>/ <text:s text:c="5"/></text:span></text:p>
              <text:p text:style-name="MP46"><text:span text:style-name="MT62">Hora</text:span><text:span text:style-name="MT63">:</text:span><text:span text:style-name="MT64"> <text:s text:c="2"/></text:span><text:span text:style-name="MT61"><text:s text:c="10"/>: <text:s text:c="9"/></text:span></text:p>
            </table:table-cell>
            <table:table-cell table:style-name="Tabla6.B3" office:value-type="string">
              <text:p text:style-name="MP47"><text:s text:c="30"/></text:p>
              <text:p text:style-name="MP48">DNI</text:p>
            </table:table-cell>
            <table:table-cell table:style-name="Tabla6.B3" office:value-type="string">
              <text:p text:style-name="MP47"><text:s text:c="32"/></text:p>
              <text:p text:style-name="MP48">FIRMA</text:p>
            </table:table-cell>
            <table:table-cell table:style-name="Tabla6.B3" office:value-type="string">
              <text:p text:style-name="MP49"><text:s text:c="32"/></text:p>
              <text:p text:style-name="MP47"><text:s text:c="32"/></text:p>
              <text:p text:style-name="MP50">ACLARACIÓN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17T01:15:31.020782422</dc:date>
    <meta:editing-duration>P2DT17H45M43S</meta:editing-duration>
    <meta:editing-cycles>380</meta:editing-cycles>
    <meta:generator>LibreOffice/5.1.6.2$Linux_X86_64 LibreOffice_project/10m0$Build-2</meta:generator>
    <meta:document-statistic meta:table-count="6" meta:image-count="0" meta:object-count="0" meta:page-count="1" meta:paragraph-count="57" meta:word-count="273" meta:character-count="1716" meta:non-whitespace-character-count="1480"/>
  </office:meta>
</office:document-meta>
</file>